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7ntpmrq7359a"/><text:span text:style-name="T1">Hospital Management System (C++)</text:span></text:p>
      <text:p text:style-name="P1"><text:span text:style-name="T2">1. Introduction</text:span></text:p>
      <text:p text:style-name="P1">This document outlines the design of a C++ program for a hospital management system. The system allows users of different roles (manager, doctor, patient, accountant) to access features specific to their roles.</text:p>
      <text:p text:style-name="P1"><text:span text:style-name="T2">2. System Features</text:span></text:p>
      <text:list xml:id="list2755314571" text:style-name="WWNum2">
        <text:list-item>
          <text:p text:style-name="P2"><text:span text:style-name="T2">User Login:</text:span> Users can log in with their account details (username and pincode).</text:p>
        </text:list-item>
        <text:list-item>
          <text:p text:style-name="P7"><text:span text:style-name="T2">Role-Based Access Control (RBAC):</text:span> Different user roles have access to specific functionalities.</text:p>
        </text:list-item>
        <text:list-item>
          <text:p text:style-name="P7"><text:span text:style-name="T2">Data Management:</text:span></text:p>
          <text:list>
            <text:list-item>
              <text:p text:style-name="P15">Stores data for managers, doctors, patients, accountants, salary reports, and operation information.</text:p>
            </text:list-item>
            <text:list-item>
              <text:p text:style-name="P15">Loads data from files and saves data back to files.</text:p>
            </text:list-item>
          </text:list>
        </text:list-item>
        <text:list-item>
          <text:p text:style-name="P7"><text:span text:style-name="T2">Menus:</text:span></text:p>
          <text:list>
            <text:list-item>
              <text:p text:style-name="P15">Separate main menus for each user role, displaying available options.</text:p>
            </text:list-item>
            <text:list-item>
              <text:p text:style-name="P15">Options to navigate back to the previous menu.</text:p>
            </text:list-item>
          </text:list>
        </text:list-item>
        <text:list-item>
          <text:p text:style-name="P7"><text:span text:style-name="T2">Manager Functionalities:</text:span></text:p>
          <text:list>
            <text:list-item>
              <text:p text:style-name="P15">View a list of doctors.</text:p>
            </text:list-item>
            <text:list-item>
              <text:p text:style-name="P15">Hire a new doctor.</text:p>
            </text:list-item>
            <text:list-item>
              <text:p text:style-name="P15">Terminate a doctor's contract.</text:p>
            </text:list-item>
            <text:list-item>
              <text:p text:style-name="P15">(Potentially more functionalities can be added)</text:p>
            </text:list-item>
          </text:list>
        </text:list-item>
        <text:list-item>
          <text:p text:style-name="P7"><text:span text:style-name="T2">Doctor Functionalities:</text:span></text:p>
          <text:list>
            <text:list-item>
              <text:p text:style-name="P15">View salary reports.</text:p>
            </text:list-item>
            <text:list-item>
              <text:p text:style-name="P15">View appointments (potentially manage appointments).</text:p>
            </text:list-item>
            <text:list-item>
              <text:p text:style-name="P15">View patient reports.</text:p>
            </text:list-item>
            <text:list-item>
              <text:p text:style-name="P15">(Potentially more functionalities can be added)</text:p>
            </text:list-item>
          </text:list>
        </text:list-item>
        <text:list-item>
          <text:p text:style-name="P7"><text:span text:style-name="T2">Patient Functionalities:</text:span></text:p>
          <text:list>
            <text:list-item>
              <text:p text:style-name="P15">View appointments (potentially schedule appointments).</text:p>
            </text:list-item>
            <text:list-item>
              <text:p text:style-name="P15">Contact doctor.</text:p>
            </text:list-item>
            <text:list-item>
              <text:p text:style-name="P15"><text:soft-page-break/>View billing information.</text:p>
            </text:list-item>
            <text:list-item>
              <text:p text:style-name="P15">(Potentially more functionalities can be added)</text:p>
            </text:list-item>
          </text:list>
        </text:list-item>
        <text:list-item>
          <text:p text:style-name="P7"><text:span text:style-name="T2">Accountant Functionalities:</text:span></text:p>
          <text:list>
            <text:list-item>
              <text:p text:style-name="P15">Generate financial reports.</text:p>
            </text:list-item>
            <text:list-item>
              <text:p text:style-name="P15">Update operation costs.</text:p>
            </text:list-item>
            <text:list-item>
              <text:p text:style-name="P15">Manage payroll.</text:p>
            </text:list-item>
            <text:list-item>
              <text:p text:style-name="P16">(Potentially more functionalities can be added)</text:p>
            </text:list-item>
          </text:list>
        </text:list-item>
      </text:list>
      <text:p text:style-name="P1"><text:span text:style-name="T2">3. System Design</text:span></text:p>
      <text:p text:style-name="P1"><text:span text:style-name="T2">3.1 Modules</text:span></text:p>
      <text:p text:style-name="P1">The system is divided into several modules:</text:p>
      <text:list xml:id="list4270164489" text:style-name="WWNum5">
        <text:list-item>
          <text:p text:style-name="P3"><text:span text:style-name="T2">Login Module:</text:span> Handles user login and authentication.</text:p>
        </text:list-item>
        <text:list-item>
          <text:p text:style-name="P8"><text:span text:style-name="T2">Menu Module:</text:span> Manages displaying menus based on user role and user interaction.</text:p>
        </text:list-item>
        <text:list-item>
          <text:p text:style-name="P8"><text:span text:style-name="T2">Data Management Module:</text:span> Loads and saves data from/to files for different entities (managers, doctors, patients, etc.).</text:p>
        </text:list-item>
        <text:list-item>
          <text:p text:style-name="P8"><text:span text:style-name="T2">Manager Module:</text:span> Implements functionalities specific to managers.</text:p>
        </text:list-item>
        <text:list-item>
          <text:p text:style-name="P8"><text:span text:style-name="T2">Doctor Module:</text:span> Implements functionalities specific to doctors.</text:p>
        </text:list-item>
        <text:list-item>
          <text:p text:style-name="P8"><text:span text:style-name="T2">Patient Module:</text:span> Implements functionalities specific to patients.</text:p>
        </text:list-item>
        <text:list-item>
          <text:p text:style-name="P11"><text:span text:style-name="T2">Accountant Module:</text:span> Implements functionalities specific to accountants.</text:p>
        </text:list-item>
      </text:list>
      <text:p text:style-name="P1"><text:span text:style-name="T2">3.2 Data Structures</text:span></text:p>
      <text:list xml:id="list2159563734" text:style-name="WWNum1">
        <text:list-item>
          <text:p text:style-name="P4"><text:span text:style-name="T2">Enumeration:</text:span> Used to define user types, permission levels, menu options, etc.</text:p>
        </text:list-item>
        <text:list-item>
          <text:p text:style-name="P9"><text:span text:style-name="T2">Structures:</text:span> Represent entities like managers, doctors, patients, appointments, salary reports, etc.</text:p>
        </text:list-item>
        <text:list-item>
          <text:p text:style-name="P9"><text:span text:style-name="T2">Vectors:</text:span> Used to store collections of data for each entity type (e.g., a vector of doctors).</text:p>
        </text:list-item>
        <text:list-item>
          <text:p text:style-name="P12"><text:span text:style-name="T2">Files:</text:span> Store persistent data for different entities.</text:p>
        </text:list-item>
      </text:list>
      <text:p text:style-name="P1"><text:span text:style-name="T2">3.3 File I/O</text:span></text:p>
      <text:list xml:id="list1612052599" text:style-name="WWNum3">
        <text:list-item>
          <text:p text:style-name="P5">Functions are designed to read and write data between structures and files using file streams.</text:p>
        </text:list-item>
        <text:list-item>
          <text:p text:style-name="P13">Separate functions exist for each entity type to handle data conversion between structures and text lines.</text:p>
        </text:list-item>
      </text:list>
      <text:p text:style-name="P1"><text:span text:style-name="T2">4. Further Considerations</text:span></text:p>
      <text:list xml:id="list2036727786" text:style-name="WWNum4">
        <text:list-item>
          <text:p text:style-name="P6"><text:soft-page-break/><text:span text:style-name="T2">Error Handling:</text:span> Implement mechanisms to handle potential errors during login, data access, or user input.</text:p>
        </text:list-item>
        <text:list-item>
          <text:p text:style-name="P10"><text:span text:style-name="T2">Security:</text:span> Consider security measures for user authentication and data encryption (if sensitive data is stored).</text:p>
        </text:list-item>
        <text:list-item>
          <text:p text:style-name="P14"><text:span text:style-name="T2">User Interface:</text:span> While this design focuses on functionalities, a user interface (potentially using a GUI library) can be implemented for better user interaction.</text:p>
        </text:list-item>
      </text:list>
      <text:p text:style-name="P1"><text:span text:style-name="T2">5. Conclusion</text:span></text:p>
      <text:p text:style-name="P1">This design document provides a high-level overview of the hospital management system. The modular design allows for easier development, maintenance, and future extension of functionaliti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467" meta:character-count="3123" meta:non-whitespace-character-count="2756"/>
    <meta:generator>LibreOfficeDev/6.0.5.2$Linux_X86_64 LibreOffice_project/</meta:generator>
  </office:meta>
</office:document-meta>
</file>